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8_1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H. Pereira Mende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1892</text:p>
      <text:p text:style-name="P5">Month<text:tab/><text:tab/><text:tab/><text:tab/><text:tab/><text:tab/>March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Y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Rev. Dr. S. Morais/</text:p>
      <text:p text:style-name="P2">546 N. 5 Street/</text:p>
      <text:p text:style-name="P2">Philadelphia/</text:p>
      <text:p text:style-name="P2">Pa./</text:p>
      <text:p text:style-name="P2"/>
      <text:p text:style-name="P2">[Page 1]</text:p>
      <text:p text:style-name="P3">Sunday night/</text:p>
      <text:p text:style-name="P2">My dear Doctor/</text:p>
      <text:p text:style-name="P2"><text:tab/>I do not know if I conveyed to you the necessity of my/ receiving a despatch[sic!] from you early, tomorrow Monday, so/ that if you cannot get free from the Levy wedding in your/ city, we will have time to send a despatch[sic!] to Meldola de Sola, for/ he must leave Montreal Tuesday. <text:s/>But I hope you will be free to/ come. <text:s/>Send the dispatch as early as you can. <text:s/>Mr Levy (of New York)/ will call here tomorrow to know your answer./</text:p>
      <text:p text:style-name="P2"><text:soft-page-break/>I am anxious to know the result of this p. m's meeting. <text:s/>But while/ I thank Mr Blumenthal for his reference to me this morning, I must/ thank you for your kind reference to me in your lecture before/ the Seminary. <text:s/>With regards yrs H Pereira Mende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4:40:08.78</meta:creation-date>
    <meta:document-statistic meta:table-count="0" meta:image-count="0" meta:object-count="0" meta:page-count="3" meta:paragraph-count="70" meta:word-count="316" meta:character-count="2041"/>
    <dc:date>2011-12-01T14:50:18.08</dc:date>
    <dc:creator>Penn Libraries</dc:creator>
    <meta:editing-duration>PT00H10M09S</meta:editing-duration>
    <meta:editing-cycles>1</meta:editing-cycles>
    <meta:generator>OpenOffice.org/3.2$Win32 OpenOffice.org_project/320m12$Build-9483</meta:generator>
  </office:meta>
</office:document-meta>
</file>